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6.166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4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839cm" fo:min-width="0cm" fo:padding-top="0.075cm" fo:padding-bottom="0.075cm" fo:padding-left="0.2cm" fo:padding-right="0.2cm"/>
    </style:style>
    <style:style style:name="gr7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8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2.362cm" fo:padding-top="0.075cm" fo:padding-bottom="0.075cm" fo:padding-left="0.2cm" fo:padding-right="0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15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92cm" fo:min-width="0cm" fo:padding-top="0.075cm" fo:padding-bottom="0.075cm" fo:padding-left="0.2cm" fo:padding-right="0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1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false" draw:auto-grow-width="false" fo:min-height="0.972cm" fo:min-width="0cm" fo:padding-top="0.075cm" fo:padding-bottom="0.075cm" fo:padding-left="0.2cm" fo:padding-right="0.2cm"/>
    </style:style>
    <style:style style:name="gr18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0" style:family="graphic" style:parent-style-name="standard">
      <style:graphic-properties draw:stroke="none" draw:fill="none" fo:min-height="0.395cm"/>
    </style:style>
    <style:style style:name="gr21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2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7" style:family="paragraph">
      <style:paragraph-properties fo:margin-top="0.051cm" fo:margin-bottom="0cm"/>
    </style:style>
    <style:style style:name="P8" style:family="paragraph">
      <loext:graphic-properties draw:fill="none" draw:fill-color="#ffffff"/>
      <style:paragraph-properties fo:margin-top="0.051cm" fo:margin-bottom="0cm"/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font-size="20pt" fo:font-weight="bold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style:text-position="20% 100%"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6.416cm" svg:x="1cm" svg:y="0.746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4" draw:id="id4" draw:layer="layout" svg:width="2.667cm" svg:height="1.265cm" svg:x="1.016cm" svg:y="25.638cm">
          <draw:text-box>
            <text:p><text:s/>motion</text:p>
          </draw:text-box>
        </draw:frame>
        <draw:frame draw:style-name="gr3" draw:text-style-name="P2" xml:id="id3" draw:id="id3" draw:layer="layout" svg:width="2.413cm" svg:height="1.523cm" svg:x="17.92cm" svg:y="23.225cm">
          <draw:text-box>
            <text:p><text:s/>places</text:p>
          </draw:text-box>
        </draw:frame>
        <draw:frame draw:style-name="gr4" draw:text-style-name="P2" xml:id="id5" draw:id="id5" draw:layer="layout" svg:width="2.307cm" svg:height="1.524cm" svg:x="11.592cm" svg:y="18.513cm">
          <draw:text-box>
            <text:p><text:s/>turtle</text:p>
          </draw:text-box>
        </draw:frame>
        <draw:frame draw:style-name="gr5" draw:text-style-name="P3" xml:id="id2" draw:id="id2" draw:layer="layout" svg:width="1.934cm" svg:height="0.862cm" svg:x="18.608cm" svg:y="8.05cm">
          <draw:text-box>
            <text:p><text:span text:style-name="T1">roam</text:span></text:p>
          </draw:text-box>
        </draw:frame>
        <draw:frame draw:style-name="gr6" draw:text-style-name="P3" xml:id="id1" draw:id="id1" draw:layer="layout" svg:width="1.383cm" svg:height="0.989cm" svg:x="4.65cm" svg:y="2.144cm">
          <draw:text-box>
            <text:p><text:span text:style-name="T1">net</text:span></text:p>
          </draw:text-box>
        </draw:frame>
        <draw:connector draw:style-name="gr7" draw:text-style-name="P4" draw:layer="layout" draw:type="curve" svg:x1="6.033cm" svg:y1="2.638cm" svg:x2="19.575cm" svg:y2="8.05cm" draw:start-shape="id1" draw:start-glue-point="1" draw:end-shape="id2" draw:end-glue-point="0" svg:d="M6033 2638c9028 0 13542 1804 13542 5412" svg:viewBox="0 0 13543 5413">
          <text:p/>
        </draw:connector>
        <draw:connector draw:style-name="gr7" draw:text-style-name="P4" draw:layer="layout" draw:type="curve" svg:x1="19.126cm" svg:y1="24.748cm" svg:x2="3.683cm" svg:y2="26.27cm" draw:start-shape="id3" draw:start-glue-point="2" draw:end-shape="id4" draw:end-glue-point="1" svg:d="M19126 24748c0 1015-5147 1522-15443 1522" svg:viewBox="0 0 15444 1523">
          <text:p/>
        </draw:connector>
        <draw:connector draw:style-name="gr7" draw:text-style-name="P4" draw:layer="layout" draw:type="curve" svg:x1="3.683cm" svg:y1="26.27cm" svg:x2="12.745cm" svg:y2="20.037cm" draw:start-shape="id4" draw:start-glue-point="1" draw:end-shape="id5" draw:end-glue-point="2" svg:d="M3683 26270c6042 0 9062-2077 9062-6233" svg:viewBox="0 0 9063 6234">
          <text:p/>
        </draw:connector>
        <draw:frame draw:style-name="gr8" draw:text-style-name="P6" draw:layer="layout" svg:width="5.764cm" svg:height="2.512cm" svg:x="15.224cm" svg:y="0.995cm">
          <draw:text-box>
            <text:p text:style-name="P5"><text:span text:style-name="T2">Muse Library Dependencies</text:span></text:p>
            <text:p text:style-name="P5"><text:span text:style-name="T2">(RPC)</text:span></text:p>
          </draw:text-box>
        </draw:frame>
        <draw:frame draw:style-name="gr9" draw:text-style-name="P8" draw:layer="layout" svg:width="2.648cm" svg:height="0.645cm" svg:x="5.157cm" svg:y="1.517cm">
          <draw:text-box>
            <text:p text:style-name="P7"><text:span text:style-name="T3">RPC dispatch</text:span></text:p>
          </draw:text-box>
        </draw:frame>
        <draw:frame draw:style-name="gr10" draw:text-style-name="P9" draw:layer="layout" svg:width="1.16cm" svg:height="0.645cm" svg:x="24.72cm" svg:y="6.796cm">
          <draw:text-box>
            <text:p><text:span text:style-name="T3">CLL</text:span></text:p>
          </draw:text-box>
        </draw:frame>
        <draw:frame draw:style-name="gr11" draw:text-style-name="P9" draw:layer="layout" svg:width="1.143cm" svg:height="1.039cm" svg:x="-2.374cm" svg:y="4.637cm">
          <draw:text-box>
            <text:p><text:span text:style-name="T3">CLL</text:span></text:p>
          </draw:text-box>
        </draw:frame>
        <draw:frame draw:style-name="gr12" draw:text-style-name="P9" draw:layer="layout" svg:width="1.145cm" svg:height="0.645cm" svg:x="-4.844cm" svg:y="11.933cm">
          <draw:text-box>
            <text:p><text:span text:style-name="T3">CLL</text:span></text:p>
          </draw:text-box>
        </draw:frame>
        <draw:frame draw:style-name="gr13" draw:text-style-name="P9" draw:layer="layout" svg:width="2.576cm" svg:height="1.039cm" svg:x="17.891cm" svg:y="23.76cm">
          <draw:text-box>
            <text:p text:style-name="P5"><text:span text:style-name="T3"><text:s/></text:span><text:span text:style-name="T3">place, </text:span></text:p>
            <text:p text:style-name="P5"><text:span text:style-name="T3">moves, steps</text:span></text:p>
          </draw:text-box>
        </draw:frame>
        <draw:frame draw:style-name="gr10" draw:text-style-name="P9" draw:layer="layout" svg:width="2.399cm" svg:height="0.645cm" svg:x="11.557cm" svg:y="19.281cm">
          <draw:text-box>
            <text:p><text:span text:style-name="T3">abstractions</text:span></text:p>
          </draw:text-box>
        </draw:frame>
        <draw:frame draw:style-name="gr14" draw:text-style-name="P9" draw:layer="layout" svg:width="2.805cm" svg:height="0.645cm" svg:x="1.057cm" svg:y="26.236cm">
          <draw:text-box>
            <text:p><text:span text:style-name="T3">move and step</text:span></text:p>
          </draw:text-box>
        </draw:frame>
        <draw:frame draw:style-name="gr15" draw:text-style-name="P10" xml:id="id6" draw:id="id6" draw:layer="layout" svg:width="2.377cm" svg:height="1.07cm" svg:x="1.073cm" svg:y="1.5cm">
          <draw:text-box>
            <text:p text:style-name="P5"><text:span text:style-name="T4">remote</text:span></text:p>
          </draw:text-box>
        </draw:frame>
        <draw:connector draw:style-name="gr7" draw:text-style-name="P4" draw:layer="layout" draw:type="curve" svg:x1="4.65cm" svg:y1="2.638cm" svg:x2="3.45cm" svg:y2="2.035cm" draw:start-shape="id1" draw:end-shape="id6" draw:end-glue-point="1" svg:d="M4650 2638c-900 0-300-603-1200-603" svg:viewBox="0 0 1201 604">
          <text:p/>
        </draw:connector>
        <draw:frame draw:style-name="gr16" draw:text-style-name="P9" draw:layer="layout" svg:width="1.34cm" svg:height="0.645cm" svg:x="1.09cm" svg:y="0.951cm">
          <draw:text-box>
            <text:p><text:span text:style-name="T3">RPC </text:span></text:p>
          </draw:text-box>
        </draw:frame>
        <draw:frame draw:style-name="gr17" draw:text-style-name="P10" xml:id="id7" draw:id="id7" draw:layer="layout" svg:width="1.651cm" svg:height="0.953cm" svg:x="2.524cm" svg:y="16.176cm">
          <draw:text-box>
            <text:p text:style-name="P5"><text:span text:style-name="T5">dds</text:span></text:p>
          </draw:text-box>
        </draw:frame>
        <draw:connector draw:style-name="gr18" draw:text-style-name="P4" draw:layer="layout" draw:type="curve" svg:x1="2.261cm" svg:y1="2.57cm" svg:x2="3.349cm" svg:y2="16.176cm" draw:start-shape="id6" draw:start-glue-point="2" draw:end-shape="id7" draw:end-glue-point="0" svg:d="M2261 2570c0 10204 1088 3402 1088 13606" svg:viewBox="0 0 1089 13607">
          <text:p/>
        </draw:connector>
        <draw:frame draw:style-name="gr19" draw:text-style-name="P11" draw:layer="layout" svg:width="1.751cm" svg:height="0.645cm" svg:x="1.72cm" svg:y="2.048cm">
          <draw:text-box>
            <text:p text:style-name="P5"><text:span text:style-name="T3">+ come</text:span></text:p>
          </draw:text-box>
        </draw:frame>
        <draw:frame draw:style-name="gr20" draw:text-style-name="P12" draw:layer="layout" svg:width="1.254cm" svg:height="0.645cm" svg:x="22.995cm" svg:y="3.664cm">
          <draw:text-box>
            <text:p><text:span text:style-name="T3">CLL</text:span></text:p>
          </draw:text-box>
        </draw:frame>
        <draw:frame draw:style-name="gr21" draw:text-style-name="P13" xml:id="id8" draw:id="id8" draw:layer="layout" svg:width="1.608cm" svg:height="0.862cm" svg:x="10.781cm" svg:y="14.987cm">
          <draw:text-box>
            <text:p><text:span text:style-name="T6">task</text:span></text:p>
          </draw:text-box>
        </draw:frame>
        <draw:frame draw:style-name="gr12" draw:text-style-name="P9" draw:layer="layout" svg:width="1.145cm" svg:height="0.645cm" svg:x="23.556cm" svg:y="19.434cm">
          <draw:text-box>
            <text:p><text:span text:style-name="T3">CLL</text:span></text:p>
          </draw:text-box>
        </draw:frame>
        <draw:connector draw:style-name="gr18" draw:text-style-name="P4" draw:layer="layout" draw:type="curve" svg:x1="11.585cm" svg:y1="15.849cm" svg:x2="12.745cm" svg:y2="18.513cm" draw:start-shape="id8" draw:start-glue-point="2" draw:end-shape="id5" draw:end-glue-point="0" svg:d="M11585 15849c0 1998 1160 666 1160 2664" svg:viewBox="0 0 1161 2665">
          <text:p/>
        </draw:connector>
        <draw:frame draw:style-name="gr12" draw:text-style-name="P9" draw:layer="layout" svg:width="1.145cm" svg:height="0.645cm" svg:x="25.856cm" svg:y="15.935cm">
          <draw:text-box>
            <text:p><text:span text:style-name="T3">CLL</text:span></text:p>
          </draw:text-box>
        </draw:frame>
        <draw:connector draw:style-name="gr18" draw:text-style-name="P4" draw:layer="layout" draw:type="curve" svg:x1="3.683cm" svg:y1="26.27cm" svg:x2="19.575cm" svg:y2="8.912cm" draw:start-shape="id4" draw:start-glue-point="1" draw:end-shape="id2" draw:end-glue-point="2" svg:d="M3683 26270c10595 0 15892-5786 15892-17358" svg:viewBox="0 0 15893 17359">
          <text:p/>
        </draw:connector>
        <draw:connector draw:style-name="gr18" draw:text-style-name="P4" draw:layer="layout" draw:type="curve" svg:x1="11.585cm" svg:y1="14.987cm" svg:x2="6.033cm" svg:y2="2.638cm" draw:start-shape="id8" draw:start-glue-point="0" draw:end-shape="id1" draw:end-glue-point="1" svg:d="M11585 14987c0-8233-1850-12349-5552-12349" svg:viewBox="0 0 5553 12350">
          <text:p/>
        </draw:connector>
        <draw:connector draw:style-name="gr18" draw:text-style-name="P4" draw:layer="layout" draw:type="curve" svg:x1="3.683cm" svg:y1="26.27cm" svg:x2="10.781cm" svg:y2="15.418cm" draw:start-shape="id4" draw:start-glue-point="1" draw:end-shape="id8" svg:d="M3683 26270c5323 0 1775-10852 7098-10852" svg:viewBox="0 0 7099 10853">
          <text:p/>
        </draw:connector>
        <draw:connector draw:style-name="gr18" draw:text-style-name="P4" draw:layer="layout" draw:type="curve" svg:x1="19.575cm" svg:y1="8.912cm" svg:x2="19.126cm" svg:y2="23.225cm" draw:start-shape="id2" draw:start-glue-point="2" draw:end-shape="id3" draw:end-glue-point="0" svg:d="M19575 8912c0 10735-449 3579-449 14313" svg:viewBox="0 0 450 14314">
          <text:p/>
        </draw:connector>
        <draw:connector draw:style-name="gr22" draw:text-style-name="P4" draw:layer="layout" draw:type="curve" svg:x1="2.261cm" svg:y1="2.57cm" svg:x2="2.349cm" svg:y2="25.638cm" draw:start-shape="id6" draw:start-glue-point="2" draw:end-shape="id4" draw:end-glue-point="0" svg:d="M2261 2570c0 17301 88 5767 88 23068" svg:viewBox="0 0 89 23069">
          <text:p/>
        </draw:connector>
        <draw:connector draw:style-name="gr23" draw:text-style-name="P4" draw:layer="layout" draw:type="curve" svg:x1="19.575cm" svg:y1="8.912cm" svg:x2="13.899cm" svg:y2="19.275cm" draw:start-shape="id2" draw:start-glue-point="2" draw:end-shape="id5" draw:end-glue-point="1" svg:d="M19575 8912c0 6909-1892 10363-5676 10363" svg:viewBox="0 0 5677 10364">
          <text:p/>
        </draw:connector>
        <draw:connector draw:style-name="gr24" draw:text-style-name="P4" draw:layer="layout" draw:type="curve" svg:x1="3.349cm" svg:y1="17.129cm" svg:x2="19.126cm" svg:y2="23.225cm" draw:start-shape="id7" draw:start-glue-point="2" draw:end-shape="id3" svg:d="M3349 17129c0 4572 15777 1524 15777 6096" svg:viewBox="0 0 15778 60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6-02-04T17:52:57.395000000</dc:date>
    <meta:editing-duration>P7DT21H24M45S</meta:editing-duration>
    <meta:editing-cycles>61</meta:editing-cycles>
    <meta:generator>LibreOffice/6.0.4.2$Windows_X86_64 LibreOffice_project/9b0d9b32d5dcda91d2f1a96dc04c645c450872bf</meta:generator>
    <meta:print-date>2020-08-06T08:51:37.274000000</meta:print-date>
    <meta:document-statistic meta:object-count="35"/>
  </office:meta>
</office:document-meta>
</file>